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4e1" officeooo:paragraph-rsid="0004c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xt file that I will be putting inside my git repository today! It is so exciting! I am done writing this text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24:23.610000000</meta:creation-date>
    <dc:date>2017-10-04T14:25:04.705000000</dc:date>
    <meta:editing-duration>PT41S</meta:editing-duration>
    <meta:editing-cycles>1</meta:editing-cycles>
    <meta:document-statistic meta:table-count="0" meta:image-count="0" meta:object-count="0" meta:page-count="1" meta:paragraph-count="1" meta:word-count="26" meta:character-count="126" meta:non-whitespace-character-count="101"/>
    <meta:generator>LibreOffice/5.2.5.1$Windows_x86 LibreOffice_project/0312e1a284a7d50ca85a365c316c7abbf20a4d22</meta:generator>
  </office:meta>
</office:document-meta>
</file>